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6.8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cdona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SFAT</text:p>
          </table:table-cell>
          <table:table-cell office:value-type="string" calcext:value-type="string">
            <text:p>TFAT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CARB</text:p>
          </table:table-cell>
          <table:table-cell office:value-type="string" calcext:value-type="string">
            <text:p>FBR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 Clubhouse Burger 9.7 oz (274 g)</text:p>
          </table:table-cell>
          <table:table-cell office:value-type="float" office:value="740" calcext:value-type="float">
            <text:p>74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25" calcext:value-type="float">
            <text:p>125</text:p>
          </table:table-cell>
          <table:table-cell office:value-type="float" office:value="1480" calcext:value-type="float">
            <text:p>148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GERSANDWICH</text:p>
          </table:table-cell>
          <table:table-cell office:value-type="float" office:value="274" calcext:value-type="float">
            <text:p>274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Grilled Chicken Bacon Clubhouse Sandwich 10 oz (285 g)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RGERSANDWICH</text:p>
          </table:table-cell>
          <table:table-cell office:value-type="float" office:value="285" calcext:value-type="float">
            <text:p>285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Buttermilk Crispy Chicken Bacon Clubhouse Sandwich 10.1 oz (287 g)</text:p>
          </table:table-cell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1620" calcext:value-type="float">
            <text:p>162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GERSANDWICH</text:p>
          </table:table-cell>
          <table:table-cell office:value-type="float" office:value="287" calcext:value-type="float">
            <text:p>287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hicken ® 5.1 oz (144 g)</text:p>
          </table:table-cell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GERSANDWICH</text:p>
          </table:table-cell>
          <table:table-cell office:value-type="float" office:value="144" calcext:value-type="float">
            <text:p>144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t-O-Fish 5 oz (142 g)</text:p>
          </table:table-cell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42" calcext:value-type="float">
            <text:p>142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McWrap Chicken &amp; Bacon (Buttermilk Crispy) 11.1 oz (314 g)</text:p>
          </table:table-cell>
          <table:table-cell office:value-type="float" office:value="690" calcext:value-type="float">
            <text:p>69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RGERSANDWICH</text:p>
          </table:table-cell>
          <table:table-cell office:value-type="float" office:value="314" calcext:value-type="float">
            <text:p>314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McWrap Chicken &amp; Bacon (Grilled) 11 oz (312 g)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office:value-type="float" office:value="1570" calcext:value-type="float">
            <text:p>157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URGERSANDWICH</text:p>
          </table:table-cell>
          <table:table-cell office:value-type="float" office:value="312" calcext:value-type="float">
            <text:p>312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McWrap Chicken &amp; Ranch (Buttermilk Crispy) 10.9 oz (309 g)</text:p>
          </table:table-cell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office:value-type="float" office:value="1250" calcext:value-type="float">
            <text:p>125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GERSANDWICH</text:p>
          </table:table-cell>
          <table:table-cell office:value-type="float" office:value="309" calcext:value-type="float">
            <text:p>309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McWrap Chicken &amp; Ranch (Grilled) 10.8 oz (306 g)</text:p>
          </table:table-cell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URGERSANDWICH</text:p>
          </table:table-cell>
          <table:table-cell office:value-type="float" office:value="306" calcext:value-type="float">
            <text:p>306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McWrap Chicken Sweet Chili (Buttermilk Crispy) 10.6 oz (301 g)</text:p>
          </table:table-cell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RGERSANDWICH</text:p>
          </table:table-cell>
          <table:table-cell office:value-type="float" office:value="301" calcext:value-type="float">
            <text:p>301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McWrap Chicken Sweet Chili (Grilled) 10.4 oz (294 g)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0" calcext:value-type="float">
            <text:p>12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GERSANDWICH</text:p>
          </table:table-cell>
          <table:table-cell office:value-type="float" office:value="294" calcext:value-type="float">
            <text:p>294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Mac 7.5 oz (212 g)</text:p>
          </table:table-cell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0" calcext:value-type="float">
            <text:p>97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RGERSANDWICH</text:p>
          </table:table-cell>
          <table:table-cell office:value-type="float" office:value="212" calcext:value-type="float">
            <text:p>212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 Pounder® with Cheese 7.3 oz (206 g)</text:p>
          </table:table-cell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GERSANDWICH</text:p>
          </table:table-cell>
          <table:table-cell office:value-type="float" office:value="206" calcext:value-type="float">
            <text:p>206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Quarter Pounder with Cheese 10.3 oz (291 g)</text:p>
          </table:table-cell>
          <table:table-cell office:value-type="float" office:value="780" calcext:value-type="float">
            <text:p>78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175" calcext:value-type="float">
            <text:p>175</text:p>
          </table:table-cell>
          <table:table-cell office:value-type="float" office:value="1310" calcext:value-type="float">
            <text:p>131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RGERSANDWICH</text:p>
          </table:table-cell>
          <table:table-cell office:value-type="float" office:value="291" calcext:value-type="float">
            <text:p>291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burger 4 oz (113 g)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 Ranch Burger 4 oz (114 g)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670" calcext:value-type="float">
            <text:p>67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lled Onion Cheddar 4 oz (114 g)</text:p>
          </table:table-cell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Cheeseburger 5.7 oz (163 g)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RGERSANDWICH</text:p>
          </table:table-cell>
          <table:table-cell office:value-type="float" office:value="163" calcext:value-type="float">
            <text:p>163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ble 5.2 oz (148 g)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0" calcext:value-type="float">
            <text:p>85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GERSANDWICH</text:p>
          </table:table-cell>
          <table:table-cell office:value-type="float" office:value="148" calcext:value-type="float">
            <text:p>148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 Double 6.8 oz (191 g)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70" calcext:value-type="float">
            <text:p>77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GERSANDWICH</text:p>
          </table:table-cell>
          <table:table-cell office:value-type="float" office:value="191" calcext:value-type="float">
            <text:p>191</text:p>
          </table:table-cell>
          <table:table-cell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ch Snack Wrap® (Buttermilk Crispy) 4.6 oz (129 g)</text:p>
          </table:table-cell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GERSANDWICH</text:p>
          </table:table-cell>
          <table:table-cell office:value-type="float" office:value="129" calcext:value-type="float">
            <text:p>129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ch Snack Wrap® (Grilled) 4.5 oz (128 g)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20" calcext:value-type="float">
            <text:p>8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RGERSANDWICH</text:p>
          </table:table-cell>
          <table:table-cell office:value-type="float" office:value="128" calcext:value-type="float">
            <text:p>128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san Grilled Chicken Sandwich 7.3 oz (207 g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URGERSANDWICH</text:p>
          </table:table-cell>
          <table:table-cell office:value-type="float" office:value="207" calcext:value-type="float">
            <text:p>207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Grilled Chicken Bacon Clubhouse Sandwich 10 oz (285 g)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CKENFISH</text:p>
          </table:table-cell>
          <table:table-cell office:value-type="float" office:value="285" calcext:value-type="float">
            <text:p>285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Buttermilk Crispy Chicken Bacon Clubhouse Sandwich 10.1 oz (287 g)</text:p>
          </table:table-cell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1620" calcext:value-type="float">
            <text:p>162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CKENFISH</text:p>
          </table:table-cell>
          <table:table-cell office:value-type="float" office:value="287" calcext:value-type="float">
            <text:p>287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McNuggets® (10 piece) 5.7 oz (162 g)</text:p>
          </table:table-cell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ICKENFISH</text:p>
          </table:table-cell>
          <table:table-cell office:value-type="float" office:value="162" calcext:value-type="float">
            <text:p>162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McNuggets® (20 piece) 11.4 oz (323 g)</text:p>
          </table:table-cell>
          <table:table-cell office:value-type="float" office:value="940" calcext:value-type="float">
            <text:p>94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800" calcext:value-type="float">
            <text:p>18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ICKENFISH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McNuggets® (40 piece) 22.8 oz (646 g)</text:p>
          </table:table-cell>
          <table:table-cell office:value-type="float" office:value="1880" calcext:value-type="float">
            <text:p>1880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3600" calcext:value-type="float">
            <text:p>3600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CKENFISH</text:p>
          </table:table-cell>
          <table:table-cell office:value-type="float" office:value="646" calcext:value-type="float">
            <text:p>646</text:p>
          </table:table-cell>
          <table:table-cell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Bacon Ranch Salad with Buttermilk Crispy Chicken 9.5 oz (268 g)</text:p>
          </table:table-cell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ICKENFISH</text:p>
          </table:table-cell>
          <table:table-cell office:value-type="float" office:value="268" calcext:value-type="float">
            <text:p>268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Bacon Ranch Salad with Grilled Chicken 9.4 oz (266 g)</text:p>
          </table:table-cell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KENFISH</text:p>
          </table:table-cell>
          <table:table-cell office:value-type="float" office:value="266" calcext:value-type="float">
            <text:p>266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Southwest Salad with Buttermilk Crispy Chicken 10.4 oz (294 g)</text:p>
          </table:table-cell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90" calcext:value-type="float">
            <text:p>79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KENFISH</text:p>
          </table:table-cell>
          <table:table-cell office:value-type="float" office:value="294" calcext:value-type="float">
            <text:p>294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 Southwest Salad with Grilled Chicken 10.3 oz (292 g)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CKENFISH</text:p>
          </table:table-cell>
          <table:table-cell office:value-type="float" office:value="292" calcext:value-type="float">
            <text:p>292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McNuggets® (4 piece) 2.3 oz (65 g)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KENFISH</text:p>
          </table:table-cell>
          <table:table-cell office:value-type="float" office:value="65" calcext:value-type="float">
            <text:p>65</text:p>
          </table:table-cell>
          <table:table-cell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san Grilled Chicken Sandwich 7.3 oz (207 g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CKENFISH</text:p>
          </table:table-cell>
          <table:table-cell office:value-type="float" office:value="207" calcext:value-type="float">
            <text:p>207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French Fries 2.6 oz (75 g)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CKSIDE</text:p>
          </table:table-cell>
          <table:table-cell office:value-type="float" office:value="75" calcext:value-type="float">
            <text:p>75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French Fries 5.9 oz (168 g)</text:p>
          </table:table-cell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ACKSIDE</text:p>
          </table:table-cell>
          <table:table-cell office:value-type="float" office:value="168" calcext:value-type="float">
            <text:p>168</text:p>
          </table:table-cell>
          <table:table-cell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French Fries 3.9 oz (111 g)</text:p>
          </table:table-cell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ACKSIDE</text:p>
          </table:table-cell>
          <table:table-cell office:value-type="float" office:value="111" calcext:value-type="float">
            <text:p>111</text:p>
          </table:table-cell>
          <table:table-cell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ch Snack Wrap® (Buttermilk Crispy) 4.6 oz (129 g)</text:p>
          </table:table-cell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NACKSIDE</text:p>
          </table:table-cell>
          <table:table-cell office:value-type="float" office:value="129" calcext:value-type="float">
            <text:p>129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ch Snack Wrap® (Grilled) 4.5 oz (128 g)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20" calcext:value-type="float">
            <text:p>8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NACKSIDE</text:p>
          </table:table-cell>
          <table:table-cell office:value-type="float" office:value="128" calcext:value-type="float">
            <text:p>128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.7948717949" calcext:value-type="float">
            <text:p>511.7948717949</text:p>
          </table:table-cell>
          <table:table-cell table:number-columns-repeated="5"/>
          <table:table-cell office:value-type="float" office:value="42.9743589744" calcext:value-type="float">
            <text:p>42.9743589744</text:p>
          </table:table-cell>
          <table:table-cell table:number-columns-repeated="2"/>
          <table:table-cell office:value-type="float" office:value="28.2820512821" calcext:value-type="float">
            <text:p>28.2820512821</text:p>
          </table:table-cell>
          <table:table-cell office:value-type="string" calcext:value-type="string">
            <text:p>GRAMS</text:p>
          </table:table-cell>
          <table:table-cell office:value-type="float" office:value="222.8205128205" calcext:value-type="float">
            <text:p>222.8205128205</text:p>
          </table:table-cell>
          <table:table-cell office:value-type="float" office:value="3.4448717949" calcext:value-type="float">
            <text:p>3.4448717949</text:p>
          </table:table-cell>
          <table:table-cell office:value-type="float" office:value="64.6818012654" calcext:value-type="float">
            <text:p>64.6818012654</text:p>
          </table:table-cell>
          <table:table-cell office:value-type="string" calcext:value-type="string">
            <text:p>g/$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ORIES</text:p>
          </table:table-cell>
          <table:table-cell office:value-type="float" office:value="511.8" calcext:value-type="float">
            <text:p>511.8</text:p>
          </table:table-cell>
          <table:table-cell office:value-type="float" office:value="3.4448717949" calcext:value-type="float">
            <text:p>3.4448717949</text:p>
          </table:table-cell>
          <table:table-cell office:value-type="float" office:value="148.5686639375" calcext:value-type="float">
            <text:p>148.5686639375</text:p>
          </table:table-cell>
          <table:table-cell office:value-type="string" calcext:value-type="string">
            <text:p>cal/$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RBS</text:p>
          </table:table-cell>
          <table:table-cell office:value-type="float" office:value="42.974" calcext:value-type="float">
            <text:p>42.974</text:p>
          </table:table-cell>
          <table:table-cell office:value-type="float" office:value="3.4448717949" calcext:value-type="float">
            <text:p>3.4448717949</text:p>
          </table:table-cell>
          <table:table-cell office:value-type="float" office:value="12.4747748418" calcext:value-type="float">
            <text:p>12.4747748418</text:p>
          </table:table-cell>
          <table:table-cell office:value-type="string" calcext:value-type="string">
            <text:p>carbs/$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OTIEN</text:p>
          </table:table-cell>
          <table:table-cell office:value-type="float" office:value="28.28" calcext:value-type="float">
            <text:p>28.28</text:p>
          </table:table-cell>
          <table:table-cell office:value-type="float" office:value="3.4448717949" calcext:value-type="float">
            <text:p>3.4448717949</text:p>
          </table:table-cell>
          <table:table-cell office:value-type="float" office:value="8.2093040566" calcext:value-type="float">
            <text:p>8.2093040566</text:p>
          </table:table-cell>
          <table:table-cell office:value-type="string" calcext:value-type="string">
            <text:p>protien/$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Sausage Burrito 3.9 oz (111 g)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AKFAST</text:p>
          </table:table-cell>
          <table:table-cell office:value-type="float" office:value="111" calcext:value-type="float">
            <text:p>111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sage Biscuit (Regular Size Biscuit) 4.1 oz (117 g)</text:p>
          </table:table-cell>
          <table:table-cell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AKFAST</text:p>
          </table:table-cell>
          <table:table-cell office:value-type="float" office:value="117" calcext:value-type="float">
            <text:p>11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 BROWNS 2 oz (56 g)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FAST</text:p>
          </table:table-cell>
          <table:table-cell office:value-type="float" office:value="56" calcext:value-type="float">
            <text:p>56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k, Egg &amp; Cheese Bagel 8.5 oz (242 g)</text:p>
          </table:table-cell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285" calcext:value-type="float">
            <text:p>285</text:p>
          </table:table-cell>
          <table:table-cell office:value-type="float" office:value="1490" calcext:value-type="float">
            <text:p>149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AKFAST</text:p>
          </table:table-cell>
          <table:table-cell office:value-type="float" office:value="242" calcext:value-type="float">
            <text:p>242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&amp; Maple Oatmeal 8.9 oz (251 g)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AKFAST</text:p>
          </table:table-cell>
          <table:table-cell office:value-type="float" office:value="2.51" calcext:value-type="float">
            <text:p>2.51</text:p>
          </table:table-cell>
          <table:table-cell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 Melts 4 oz (114 g)</text:p>
          </table:table-cell>
          <table:table-cell office:value-type="float" office:value="460" calcext:value-type="float">
            <text:p>46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AKFAST</text:p>
          </table:table-cell>
          <table:table-cell office:value-type="float" office:value="114" calcext:value-type="float">
            <text:p>114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White Delight 4.8 oz (135 g)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60" calcext:value-type="float">
            <text:p>7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AKFAST</text:p>
          </table:table-cell>
          <table:table-cell office:value-type="float" office:value="135" calcext:value-type="float">
            <text:p>135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, Egg &amp; Cheese Biscuit (Large Size Biscuit) 5.9 oz (166 g)</text:p>
          </table:table-cell>
          <table:table-cell office:value-type="float" office:value="530" calcext:value-type="float">
            <text:p>53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420" calcext:value-type="float">
            <text:p>142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EAKFAST</text:p>
          </table:table-cell>
          <table:table-cell office:value-type="float" office:value="166" calcext:value-type="float">
            <text:p>166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Breakfast with Hotcakes (Large Size Biscuit) 15.2 oz (430 g)</text:p>
          </table:table-cell>
          <table:table-cell office:value-type="float" office:value="1130" calcext:value-type="float">
            <text:p>113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2170" calcext:value-type="float">
            <text:p>217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AKFAST</text:p>
          </table:table-cell>
          <table:table-cell office:value-type="float" office:value="430" calcext:value-type="float">
            <text:p>430</text:p>
          </table:table-cell>
          <table:table-cell office:value-type="float" office:value="5.49" calcext:value-type="float">
            <text:p>5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Breakfast® (Large Size Biscuit) 10.1 oz (286 g)</text:p>
          </table:table-cell>
          <table:table-cell office:value-type="float" office:value="810" calcext:value-type="float">
            <text:p>81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640" calcext:value-type="float">
            <text:p>16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AKFAST</text:p>
          </table:table-cell>
          <table:table-cell office:value-type="float" office:value="286" calcext:value-type="float">
            <text:p>286</text:p>
          </table:table-cell>
          <table:table-cell office:value-type="float" office:value="3.6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sage Biscuit with Egg (Large Size Biscuit) 6.4 oz (182 g)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40" calcext:value-type="float">
            <text:p>12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AKFAST</text:p>
          </table:table-cell>
          <table:table-cell office:value-type="float" office:value="182" calcext:value-type="float">
            <text:p>182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, Egg &amp; Cheese Biscuit with Egg Whites (Large Biscuit) 6 oz (170 g)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30" calcext:value-type="float">
            <text:p>143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AKFAST</text:p>
          </table:table-cell>
          <table:table-cell office:value-type="float" office:value="170" calcext:value-type="float">
            <text:p>170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sage McMuffin with Egg Whites 5.8 oz (163 g)</text:p>
          </table:table-cell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0" calcext:value-type="float">
            <text:p>8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EAKFAST</text:p>
          </table:table-cell>
          <table:table-cell office:value-type="float" office:value="163" calcext:value-type="float">
            <text:p>163</text:p>
          </table:table-cell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, Egg &amp; Cheese McGriddles with Egg Whites 6.3 oz (178 g)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60" calcext:value-type="float">
            <text:p>126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AKFAST</text:p>
          </table:table-cell>
          <table:table-cell office:value-type="float" office:value="178" calcext:value-type="float">
            <text:p>178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, Egg &amp; Cheese Bagel 6.7 oz (191 g)</text:p>
          </table:table-cell>
          <table:table-cell office:value-type="float" office:value="580" calcext:value-type="float">
            <text:p>58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1330" calcext:value-type="float">
            <text:p>133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AKFAST</text:p>
          </table:table-cell>
          <table:table-cell office:value-type="float" office:value="191" calcext:value-type="float">
            <text:p>191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sage McMuffin 4 oz (114 g)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AKFAST</text:p>
          </table:table-cell>
          <table:table-cell office:value-type="float" office:value="114" calcext:value-type="float">
            <text:p>114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7.625" calcext:value-type="float">
            <text:p>17.625</text:p>
          </table:table-cell>
          <table:table-cell office:value-type="string" calcext:value-type="string">
            <text:p>GRAMS</text:p>
          </table:table-cell>
          <table:table-cell office:value-type="float" office:value="166.094375" calcext:value-type="float">
            <text:p>166.094375</text:p>
          </table:table-cell>
          <table:table-cell office:value-type="float" office:value="2.69625" calcext:value-type="float">
            <text:p>2.69625</text:p>
          </table:table-cell>
          <table:table-cell office:value-type="float" office:value="61.6019935095" calcext:value-type="float">
            <text:p>61.6019935095</text:p>
          </table:table-cell>
          <table:table-cell office:value-type="string" calcext:value-type="string">
            <text:p>g/$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ORIES</text:p>
          </table:table-cell>
          <table:table-cell office:value-type="float" office:value="495" calcext:value-type="float">
            <text:p>495</text:p>
          </table:table-cell>
          <table:table-cell office:value-type="float" office:value="2.69625" calcext:value-type="float">
            <text:p>2.69625</text:p>
          </table:table-cell>
          <table:table-cell office:value-type="float" office:value="183.5883171071" calcext:value-type="float">
            <text:p>183.5883171071</text:p>
          </table:table-cell>
          <table:table-cell office:value-type="string" calcext:value-type="string">
            <text:p>cal/$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RBS</text:p>
          </table:table-cell>
          <table:table-cell office:value-type="float" office:value="46" calcext:value-type="float">
            <text:p>46</text:p>
          </table:table-cell>
          <table:table-cell office:value-type="float" office:value="2.69625" calcext:value-type="float">
            <text:p>2.69625</text:p>
          </table:table-cell>
          <table:table-cell office:value-type="float" office:value="17.0607324988" calcext:value-type="float">
            <text:p>17.0607324988</text:p>
          </table:table-cell>
          <table:table-cell office:value-type="string" calcext:value-type="string">
            <text:p>carbs/$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OTIEN</text:p>
          </table:table-cell>
          <table:table-cell office:value-type="float" office:value="17.63" calcext:value-type="float">
            <text:p>17.63</text:p>
          </table:table-cell>
          <table:table-cell office:value-type="float" office:value="2.69625" calcext:value-type="float">
            <text:p>2.69625</text:p>
          </table:table-cell>
          <table:table-cell office:value-type="float" office:value="6.5387111729" calcext:value-type="float">
            <text:p>6.5387111729</text:p>
          </table:table-cell>
          <table:table-cell office:value-type="string" calcext:value-type="string">
            <text:p>protien/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0" meta:object-count="0"/>
    <meta:generator>LibreOffice/5.1.4.2$Linux_X86_64 LibreOffice_project/10m0$Build-2</meta:generator>
  </office:meta>
</office:document-meta>
</file>